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Heading_20_1" style:list-style-name=""/>
    <style:style style:name="P5" style:family="paragraph" style:parent-style-name="Heading_20_1" style:list-style-name="L1"/>
    <style:style style:name="P6" style:family="paragraph" style:parent-style-name="Heading_20_1">
      <style:paragraph-properties fo:break-before="page"/>
    </style:style>
    <style:style style:name="P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7"><text:a xlink:type="simple" xlink:href="#__RefHeading__145_1631430391" text:style-name="Index_20_Link" text:visited-style-name="Index_20_Link">Test testing entire solution on on one host.<text:tab/>2</text:a></text:p>
          <text:p text:style-name="P8"><text:a xlink:type="simple" xlink:href="#__RefHeading__243_753416854" text:style-name="Index_20_Link" text:visited-style-name="Index_20_Link">Test – 0001 <text:tab/>2</text:a></text:p>
          <text:p text:style-name="P8"><text:a xlink:type="simple" xlink:href="#__RefHeading__245_753416854" text:style-name="Index_20_Link" text:visited-style-name="Index_20_Link">Test – 0002<text:tab/>2</text:a></text:p>
          <text:p text:style-name="P7"><text:a xlink:type="simple" xlink:href="#__RefHeading__147_1631430391" text:style-name="Index_20_Link" text:visited-style-name="Index_20_Link">Test – 0002: <text:s/>GridCoordinator is on one host and GridServer and XgConsole/HelperMachine are on another host.<text:tab/>2</text:a></text:p>
          <text:p text:style-name="P7"><text:a xlink:type="simple" xlink:href="#__RefHeading__149_1631430391" text:style-name="Index_20_Link" text:visited-style-name="Index_20_Link">Test – 0003: Testing HelperMachines distribution. <text:tab/>3</text:a></text:p>
          <text:p text:style-name="P7"><text:a xlink:type="simple" xlink:href="#__RefHeading__247_753416854" text:style-name="Index_20_Link" text:visited-style-name="Index_20_Link">Test – 0004: Testing remove_incredibuild_package.sh. <text:tab/>4</text:a></text:p>
        </text:index-body>
      </text:table-of-content>
      <text:h text:style-name="P4" text:outline-level="1"/>
      <text:h text:style-name="P6" text:outline-level="1"><text:bookmark-start text:name="__RefHeading__145_1631430391"/>Test testing entire solution on on one host.<text:bookmark-end text:name="__RefHeading__145_1631430391"/></text:h>
      <text:h text:style-name="Heading_20_2" text:outline-level="2"><text:bookmark-start text:name="__RefHeading__243_753416854"/>Test – 0001 Testing XgConsole starts when GridCoordinator is down<text:bookmark-end text:name="__RefHeading__243_753416854"/></text:h>
      <text:list xml:id="list414757753" text:style-name="L3">
        <text:list-item>
          <text:p text:style-name="P3">GridCoordinator is down. </text:p>
        </text:list-item>
        <text:list-item>
          <text:p text:style-name="P3">Run GridServer</text:p>
        </text:list-item>
        <text:list-item>
          <text:p text:style-name="P3">run XgConsole make. </text:p>
        </text:list-item>
        <text:list-item>
          <text:p text:style-name="P3">Expected result: </text:p>
          <text:list>
            <text:list-item>
              <text:p text:style-name="P3">XgConsole error “No available slots”.</text:p>
            </text:list-item>
          </text:list>
        </text:list-item>
        <text:list-item>
          <text:p text:style-name="P3">Actual result:</text:p>
          <text:list>
            <text:list-item>
              <text:p text:style-name="P3"><text:s/>XgConsole error “No available slots”.</text:p>
            </text:list-item>
          </text:list>
        </text:list-item>
      </text:list>
      <text:h text:style-name="Heading_20_2" text:outline-level="2"><text:bookmark-start text:name="__RefHeading__245_753416854"/>Test – 0002<text:bookmark-end text:name="__RefHeading__245_753416854"/></text:h>
      <text:list xml:id="list974934901" text:style-name="L1">
        <text:list-item>
          <text:p text:style-name="P1">GridCoordinator is down. Run XgRegisterMe. </text:p>
          <text:p text:style-name="P1">Expected result: Connection error.</text:p>
          <text:p text:style-name="P1">Actual: OK.</text:p>
          <text:p text:style-name="P1"/>
        </text:list-item>
        <text:list-item>
          <text:p text:style-name="P1">GridCoordinator is down, GridServer is down. Run XgConsole make. </text:p>
          <text:p text:style-name="P1">Expected result: XgConsole error “GridServer is down, please run </text:p>
          <text:p text:style-name="P1"><text:s/>sudo service incredibuild start ”.</text:p>
          <text:p text:style-name="P1">Actual: OK.</text:p>
        </text:list-item>
        <text:list-item>
          <text:p text:style-name="P1">GridCoordinator is up, GridServer is down. Run XgConsole make. </text:p>
          <text:p text:style-name="P1">Expected result: XgConsole error “GridServer is down, please run </text:p>
          <text:p text:style-name="P1"><text:s/>sudo service incredibuild start ”.</text:p>
          <text:p text:style-name="P1">Actual: OK.</text:p>
        </text:list-item>
        <text:list-item>
          <text:p text:style-name="P1">GridCoordinator is up, GridServer is up. Run prepare_incredibuild_machine.sh first time. Expected result: “local machine is registered”.</text:p>
          <text:p text:style-name="P1">Actual: OK.</text:p>
        </text:list-item>
        <text:list-item>
          <text:p text:style-name="P1">GridCoordinator is up, GridServer is up. Run prepare_incredibuild_machine.sh not first time. Expected result: “local machine is already registered”.</text:p>
          <text:p text:style-name="P1">Actual: OK.</text:p>
        </text:list-item>
      </text:list>
      <text:list xml:id="list1676774786" text:style-name="L2">
        <text:list-item>
          <text:list>
            <text:list-header>
              <text:p text:style-name="P2"/>
            </text:list-header>
          </text:list>
        </text:list-item>
      </text:list>
      <text:h text:style-name="Heading_20_1" text:outline-level="1"><text:bookmark-start text:name="__RefHeading__147_1631430391"/>Test – 0002: <text:s/>GridCoordinator is on one host and GridServer and XgConsole/HelperMachine are on another host.<text:bookmark-end text:name="__RefHeading__147_1631430391"/></text:h>
      <text:list xml:id="list161277834" text:continue-list="list974934901" text:style-name="L1">
        <text:list-item text:start-value="1">
          <text:p text:style-name="P1">GridCoordinator is down. Run GridServer, then run XgConsole make. </text:p>
          <text:p text:style-name="P1">Expected result: XgConsole error “No available slots”.</text:p>
          <text:p text:style-name="P1">Actual: OK.</text:p>
        </text:list-item>
        <text:list-item>
          <text:p text:style-name="P1">GridCoordinator is down. Run XgRegisterMe. </text:p>
          <text:p text:style-name="P1">Expected result: Connection error.</text:p>
          <text:p text:style-name="P1">Actual: OK.</text:p>
        </text:list-item>
        <text:list-item>
          <text:p text:style-name="P1">GridCoordinator is down, GridServer is down. Run XgConsole make. </text:p>
          <text:p text:style-name="P1">Expected result: XgConsole error “GridServer is down, please run </text:p>
          <text:p text:style-name="P1"><text:s/>sudo service incredibuild start ”.</text:p>
          <text:p text:style-name="P1">Actual: OK.</text:p>
        </text:list-item>
        <text:list-item>
          <text:p text:style-name="P1">GridCoordinator is up, GridServer is down. Run XgConsole make. </text:p>
          <text:p text:style-name="P1"><text:soft-page-break/>Expected result: XgConsole error “GridServer is down, please run </text:p>
          <text:p text:style-name="P1"><text:s/>sudo service incredibuild start ”.</text:p>
          <text:p text:style-name="P1">Actual: OK.</text:p>
        </text:list-item>
        <text:list-item>
          <text:p text:style-name="P1">GridCoordinator is up, GridServer is up. Run prepare_incredibuild_machine.sh first time. Expected result: “local machine is registered”.</text:p>
          <text:p text:style-name="P1">Actual: OK.</text:p>
        </text:list-item>
        <text:list-item>
          <text:p text:style-name="P1">GridCoordinator is up, GridServer is up. Run prepare_incredibuild_machine.sh not first time. Expected result: “local machine is already registered”.</text:p>
          <text:p text:style-name="P1">Actual: OK.</text:p>
        </text:list-item>
        <text:list-item>
          <text:p text:style-name="P1">Sudo reboot. Run XgConsole make.</text:p>
          <text:p text:style-name="P1">Expected result: XgConsole error “GridServer is down, please run </text:p>
          <text:p text:style-name="P1"><text:s/>sudo service incredibuild start ”.</text:p>
          <text:p text:style-name="P1">Actual: OK.</text:p>
        </text:list-item>
      </text:list>
      <text:p text:style-name="Text_20_body"/>
      <text:list xml:id="list1849550012" text:continue-list="list1676774786" text:style-name="L2">
        <text:list-header>
          <text:p text:style-name="P2"/>
        </text:list-header>
      </text:list>
      <text:h text:style-name="Heading_20_1" text:outline-level="1"><text:bookmark-start text:name="__RefHeading__149_1631430391"/>Test – 0003: Testing HelperMachines distribution. <text:bookmark-end text:name="__RefHeading__149_1631430391"/></text:h>
      <text:list xml:id="list680854341" text:continue-list="list161277834" text:style-name="L1">
        <text:list-item>
          <text:list>
            <text:list-item>
              <text:p text:style-name="P1">Run GridCoordinator on one host, then <text:s/>GridServer and XgConsole on the same host. XgConsole should request a part of available hosts; then run <text:s/>GridServer and XgConsole on another host, <text:s/>XgConsole should request a part of available hosts. Both XgConsoles should request less then amount of available hosts. </text:p>
              <text:p text:style-name="P1">Expected result: Both tasks run.</text:p>
              <text:p text:style-name="P1">Actual:</text:p>
            </text:list-item>
            <text:list-item>
              <text:p text:style-name="P1">Same conditions as in previous test. </text:p>
              <text:p text:style-name="P1">Expected result: All machines should be returned to <text:s/>GridCoordinator after completing both tasks.</text:p>
              <text:p text:style-name="P1">Actual:</text:p>
            </text:list-item>
            <text:list-item>
              <text:p text:style-name="P1">Run GridCoordinator on one host, then <text:s/>GridServer and XgConsole on the same host. XgConsole should request all of available hosts; then run <text:s/>GridServer and XgConsole on another host, <text:s/>XgConsole should request a part of available hosts. </text:p>
              <text:p text:style-name="P1">Expected result: First task runs, second waits; after completing first task second begins.</text:p>
              <text:p text:style-name="P1">Actual:</text:p>
            </text:list-item>
            <text:list-item>
              <text:p text:style-name="P1">Same conditions as in previous test. </text:p>
              <text:p text:style-name="P1">Expected result: All machines should be returned to <text:s/>GridCoordinator after completing both tasks.</text:p>
              <text:p text:style-name="P1">Actual:</text:p>
            </text:list-item>
            <text:list-item>
              <text:p text:style-name="P1">Run GridCoordinator on one host, then <text:s/>GridServer and XgConsole on the same host. Break the task. </text:p>
              <text:p text:style-name="P1">Actual:</text:p>
              <text:p text:style-name="P1">Expected result: <text:s/>All machines should be returned to GridCoordinator.</text:p>
            </text:list-item>
            <text:list-item>
              <text:p text:style-name="P1">Run GridCoordinator on one host, then <text:s/>GridServer and XgConsole on another host. Down network. </text:p>
              <text:p text:style-name="P1">Expected result: <text:s/>All machines should be returned to GridCoordinator.</text:p>
              <text:p text:style-name="P1">Actual:</text:p>
            </text:list-item>
          </text:list>
        </text:list-item>
      </text:list>
      <text:p text:style-name="Standard"/>
      <text:p text:style-name="Standard"/>
      <text:list xml:id="list811291323" text:continue-numbering="true" text:style-name="L1">
        <text:list-header>
          <text:h text:style-name="P5" text:outline-level="1"><text:bookmark-start text:name="__RefHeading__247_753416854"/><text:soft-page-break/>Test – 0004: Testing remove_incredibuild_package.sh. <text:bookmark-end text:name="__RefHeading__247_753416854"/></text:h>
          <text:list>
            <text:list-item text:start-value="1">
              <text:p text:style-name="P1">Run the script. </text:p>
              <text:p text:style-name="P1">Expected result: All items mentioned in the script should be removed.</text:p>
              <text:p text:style-name="P1">Actual: OK.</text:p>
              <text:p text:style-name="P1">Known issue: /etc/grid_server_domain.conf should be removed too.</text:p>
            </text:list-item>
            <text:list-item>
              <text:p text:style-name="P1"><text:s/>Run the script, reboot, check that nothing started, then run prepare_coordinator_machine.sh, then run prepare_incredibuild_machine.sh, then run XgConsole make.</text:p>
              <text:p text:style-name="P1">Expected result: Build should be running.</text:p>
              <text:p text:style-name="P1">Actual: OK.</text:p>
            </text:list-item>
          </text:list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="100%"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rina </meta:initial-creator>
    <meta:creation-date>2013-05-30T15:15:43</meta:creation-date>
    <dc:date>2013-05-30T22:34:16</dc:date>
    <dc:creator>dmitry </dc:creator>
    <meta:editing-duration>PT1H36M27S</meta:editing-duration>
    <meta:editing-cycles>20</meta:editing-cycles>
    <meta:generator>LibreOffice/3.5$Linux_X86_64 LibreOffice_project/350m1$Build-2</meta:generator>
    <meta:document-statistic meta:table-count="0" meta:image-count="0" meta:object-count="0" meta:page-count="4" meta:paragraph-count="82" meta:word-count="626" meta:character-count="4290" meta:non-whitespace-character-count="3725"/>
  </office:meta>
</office:document-meta>
</file>